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3ae42" draw:shadow="hidden"/>
    </style:style>
    <style:style style:name="gr2" style:family="graphic" style:parent-style-name="standard">
      <style:graphic-properties draw:stroke="solid" svg:stroke-width="0.026cm" svg:stroke-color="#73ae42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solid" draw:fill-color="#ffffff" draw:shadow="hidden"/>
    </style:style>
    <style:style style:name="gr4" style:family="graphic" style:parent-style-name="standard">
      <style:graphic-properties draw:stroke="none" draw:fill="none" draw:textarea-vertical-align="middle" fo:min-height="0.593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1.186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7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solid" svg:stroke-width="0.018cm" svg:stroke-color="#5692c9" draw:marker-end="Marker_5f_0" draw:marker-end-width="0.299cm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9" style:family="graphic" style:parent-style-name="standard">
      <style:graphic-properties draw:stroke="solid" svg:stroke-width="0.018cm" svg:stroke-color="#01a982" draw:marker-end="Marker_5f_0" draw:marker-end-width="0.299cm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10" style:family="graphic" style:parent-style-name="standard">
      <style:graphic-properties draw:stroke="solid" svg:stroke-width="0.018cm" svg:stroke-color="#ff8d6d" draw:marker-end="Marker_5f_0" draw:marker-end-width="0.299cm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11" style:family="graphic" style:parent-style-name="standard">
      <style:graphic-properties draw:stroke="solid" svg:stroke-width="0.018cm" svg:stroke-color="#808285" draw:marker-end="Marker_5f_0" draw:marker-end-width="0.299cm" svg:stroke-opacity="100%" draw:stroke-linejoin="round" svg:stroke-linecap="round" draw:fill="none" fo:padding-top="0.134cm" fo:padding-bottom="0.134cm" fo:padding-left="0.259cm" fo:padding-right="0.259cm" draw:shadow="hidden"/>
    </style:style>
    <style:style style:name="P1" style:family="paragraph">
      <loext:graphic-properties draw:fill="solid" draw:fill-color="#73ae4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4" style:family="text">
      <style:text-properties fo:color="#73ae42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ate diagram" draw:style-name="dp1" draw:master-page-name="PM0">
        <draw:g>
          <draw:g>
            <draw:path draw:style-name="gr1" draw:text-style-name="P1" draw:layer="layout" svg:width="3.5cm" svg:height="0.875cm" svg:x="3.75cm" svg:y="2cm" svg:viewBox="0 0 3501 876" svg:d="M1750 876h-1750v-876h1750zM1750 876h1751v-876h-1751z">
              <text:p/>
            </draw:path>
            <draw:path draw:style-name="gr2" draw:text-style-name="P2" draw:layer="layout" svg:width="3.5cm" svg:height="0.875cm" svg:x="3.75cm" svg:y="2cm" svg:viewBox="0 0 3501 876" svg:d="M1750 876h-1750v-876h1750M1750 876h1751v-876h-1751">
              <text:p/>
            </draw:path>
          </draw:g>
          <draw:g>
            <draw:polygon draw:style-name="gr3" draw:text-style-name="P3" draw:layer="layout" svg:width="3.5cm" svg:height="1.458cm" svg:x="3.75cm" svg:y="2.875cm" svg:viewBox="0 0 3501 1459" draw:points="0,1459 3501,1459 3501,0 0,0">
              <text:p/>
            </draw:polygon>
            <draw:polygon draw:style-name="gr2" draw:text-style-name="P2" draw:layer="layout" svg:width="3.5cm" svg:height="1.458cm" svg:x="3.75cm" svg:y="2.875cm" svg:viewBox="0 0 3501 1459" draw:points="0,1459 3501,1459 3501,0 0,0">
              <text:p/>
            </draw:polygon>
          </draw:g>
          <draw:frame draw:style-name="gr4" draw:text-style-name="P2" draw:layer="layout" svg:width="3.5cm" svg:height="0.884cm" svg:x="3.75cm" svg:y="1.996cm">
            <draw:text-box>
              <text:p text:style-name="P4"><text:span text:style-name="T1">Stopped</text:span></text:p>
            </draw:text-box>
          </draw:frame>
        </draw:g>
        <draw:g>
          <draw:g>
            <draw:path draw:style-name="gr1" draw:text-style-name="P1" draw:layer="layout" svg:width="3.5cm" svg:height="0.875cm" svg:x="11.5cm" svg:y="6.5cm" svg:viewBox="0 0 3501 876" svg:d="M1750 876h-1750v-876h1750zM1750 876h1751v-876h-1751z">
              <text:p/>
            </draw:path>
            <draw:path draw:style-name="gr2" draw:text-style-name="P2" draw:layer="layout" svg:width="3.5cm" svg:height="0.875cm" svg:x="11.5cm" svg:y="6.5cm" svg:viewBox="0 0 3501 876" svg:d="M1750 876h-1750v-876h1750M1750 876h1751v-876h-1751">
              <text:p/>
            </draw:path>
          </draw:g>
          <draw:g>
            <draw:polygon draw:style-name="gr3" draw:text-style-name="P3" draw:layer="layout" svg:width="3.5cm" svg:height="1.458cm" svg:x="11.5cm" svg:y="7.375cm" svg:viewBox="0 0 3501 1459" draw:points="0,1459 3501,1459 3501,0 0,0">
              <text:p/>
            </draw:polygon>
            <draw:polygon draw:style-name="gr2" draw:text-style-name="P2" draw:layer="layout" svg:width="3.5cm" svg:height="1.458cm" svg:x="11.5cm" svg:y="7.375cm" svg:viewBox="0 0 3501 1459" draw:points="0,1459 3501,1459 3501,0 0,0">
              <text:p/>
            </draw:polygon>
          </draw:g>
          <draw:frame draw:style-name="gr4" draw:text-style-name="P2" draw:layer="layout" svg:width="3.5cm" svg:height="0.884cm" svg:x="11.5cm" svg:y="6.496cm">
            <draw:text-box>
              <text:p text:style-name="P4"><text:span text:style-name="T1">Has test plan</text:span></text:p>
            </draw:text-box>
          </draw:frame>
        </draw:g>
        <draw:g>
          <draw:g>
            <draw:path draw:style-name="gr1" draw:text-style-name="P1" draw:layer="layout" svg:width="3.5cm" svg:height="0.875cm" svg:x="7.5cm" svg:y="12.167cm" svg:viewBox="0 0 3501 876" svg:d="M1750 876h-1750v-876h1750zM1750 876h1751v-876h-1751z">
              <text:p/>
            </draw:path>
            <draw:path draw:style-name="gr2" draw:text-style-name="P2" draw:layer="layout" svg:width="3.5cm" svg:height="0.875cm" svg:x="7.5cm" svg:y="12.167cm" svg:viewBox="0 0 3501 876" svg:d="M1750 876h-1750v-876h1750M1750 876h1751v-876h-1751">
              <text:p/>
            </draw:path>
          </draw:g>
          <draw:g>
            <draw:polygon draw:style-name="gr3" draw:text-style-name="P3" draw:layer="layout" svg:width="3.5cm" svg:height="1.458cm" svg:x="7.5cm" svg:y="13.042cm" svg:viewBox="0 0 3501 1459" draw:points="0,1459 3501,1459 3501,0 0,0">
              <text:p/>
            </draw:polygon>
            <draw:polygon draw:style-name="gr2" draw:text-style-name="P2" draw:layer="layout" svg:width="3.5cm" svg:height="1.458cm" svg:x="7.5cm" svg:y="13.042cm" svg:viewBox="0 0 3501 1459" draw:points="0,1459 3501,1459 3501,0 0,0">
              <text:p/>
            </draw:polygon>
          </draw:g>
          <draw:frame draw:style-name="gr4" draw:text-style-name="P2" draw:layer="layout" svg:width="3.5cm" svg:height="0.884cm" svg:x="7.5cm" svg:y="12.163cm">
            <draw:text-box>
              <text:p text:style-name="P4"><text:span text:style-name="T1">Running tests</text:span></text:p>
            </draw:text-box>
          </draw:frame>
        </draw:g>
        <draw:g>
          <draw:g>
            <draw:path draw:style-name="gr1" draw:text-style-name="P1" draw:layer="layout" svg:width="3.5cm" svg:height="1.468cm" svg:x="7.5cm" svg:y="16.167cm" svg:viewBox="0 0 3501 1469" svg:d="M1750 1469h-1750v-1469h1750zM1750 1469h1751v-1469h-1751z">
              <text:p/>
            </draw:path>
            <draw:path draw:style-name="gr2" draw:text-style-name="P2" draw:layer="layout" svg:width="3.5cm" svg:height="1.468cm" svg:x="7.5cm" svg:y="16.167cm" svg:viewBox="0 0 3501 1469" svg:d="M1750 1469h-1750v-1469h1750M1750 1469h1751v-1469h-1751">
              <text:p/>
            </draw:path>
          </draw:g>
          <draw:g>
            <draw:polygon draw:style-name="gr3" draw:text-style-name="P3" draw:layer="layout" svg:width="3.5cm" svg:height="0.866cm" svg:x="7.5cm" svg:y="17.634cm" svg:viewBox="0 0 3501 867" draw:points="0,867 3501,867 3501,0 0,0">
              <text:p/>
            </draw:polygon>
            <draw:polygon draw:style-name="gr2" draw:text-style-name="P2" draw:layer="layout" svg:width="3.5cm" svg:height="0.866cm" svg:x="7.5cm" svg:y="17.634cm" svg:viewBox="0 0 3501 867" draw:points="0,867 3501,867 3501,0 0,0">
              <text:p/>
            </draw:polygon>
          </draw:g>
          <draw:frame draw:style-name="gr5" draw:text-style-name="P2" draw:layer="layout" svg:width="3.5cm" svg:height="1.605cm" svg:x="7.5cm" svg:y="16.099cm">
            <draw:text-box>
              <text:p text:style-name="P4"><text:span text:style-name="T1">Running verification</text:span></text:p>
            </draw:text-box>
          </draw:frame>
        </draw:g>
        <draw:g>
          <draw:g>
            <draw:path draw:style-name="gr1" draw:text-style-name="P1" draw:layer="layout" svg:width="3.5cm" svg:height="0.875cm" svg:x="3.75cm" svg:y="6.5cm" svg:viewBox="0 0 3501 876" svg:d="M1750 876h-1750v-876h1750zM1750 876h1751v-876h-1751z">
              <text:p/>
            </draw:path>
            <draw:path draw:style-name="gr2" draw:text-style-name="P2" draw:layer="layout" svg:width="3.5cm" svg:height="0.875cm" svg:x="3.75cm" svg:y="6.5cm" svg:viewBox="0 0 3501 876" svg:d="M1750 876h-1750v-876h1750M1750 876h1751v-876h-1751">
              <text:p/>
            </draw:path>
          </draw:g>
          <draw:g>
            <draw:polygon draw:style-name="gr3" draw:text-style-name="P3" draw:layer="layout" svg:width="3.5cm" svg:height="1.458cm" svg:x="3.75cm" svg:y="7.375cm" svg:viewBox="0 0 3501 1459" draw:points="0,1459 3501,1459 3501,0 0,0">
              <text:p/>
            </draw:polygon>
            <draw:polygon draw:style-name="gr2" draw:text-style-name="P2" draw:layer="layout" svg:width="3.5cm" svg:height="1.458cm" svg:x="3.75cm" svg:y="7.375cm" svg:viewBox="0 0 3501 1459" draw:points="0,1459 3501,1459 3501,0 0,0">
              <text:p/>
            </draw:polygon>
          </draw:g>
          <draw:frame draw:style-name="gr4" draw:text-style-name="P2" draw:layer="layout" svg:width="3.5cm" svg:height="0.884cm" svg:x="3.75cm" svg:y="6.496cm">
            <draw:text-box>
              <text:p text:style-name="P4"><text:span text:style-name="T1">Started</text:span></text:p>
            </draw:text-box>
          </draw:frame>
        </draw:g>
        <draw:g>
          <draw:g>
            <draw:path draw:style-name="gr1" draw:text-style-name="P1" draw:layer="layout" svg:width="3.5cm" svg:height="0.875cm" svg:x="11.5cm" svg:y="2cm" svg:viewBox="0 0 3501 876" svg:d="M1750 876h-1750v-876h1750zM1750 876h1751v-876h-1751z">
              <text:p/>
            </draw:path>
            <draw:path draw:style-name="gr2" draw:text-style-name="P2" draw:layer="layout" svg:width="3.5cm" svg:height="0.875cm" svg:x="11.5cm" svg:y="2cm" svg:viewBox="0 0 3501 876" svg:d="M1750 876h-1750v-876h1750M1750 876h1751v-876h-1751">
              <text:p/>
            </draw:path>
          </draw:g>
          <draw:g>
            <draw:polygon draw:style-name="gr3" draw:text-style-name="P3" draw:layer="layout" svg:width="3.5cm" svg:height="1.458cm" svg:x="11.5cm" svg:y="2.875cm" svg:viewBox="0 0 3501 1459" draw:points="0,1459 3501,1459 3501,0 0,0">
              <text:p/>
            </draw:polygon>
            <draw:polygon draw:style-name="gr2" draw:text-style-name="P2" draw:layer="layout" svg:width="3.5cm" svg:height="1.458cm" svg:x="11.5cm" svg:y="2.875cm" svg:viewBox="0 0 3501 1459" draw:points="0,1459 3501,1459 3501,0 0,0">
              <text:p/>
            </draw:polygon>
          </draw:g>
          <draw:frame draw:style-name="gr4" draw:text-style-name="P2" draw:layer="layout" svg:width="3.5cm" svg:height="0.884cm" svg:x="11.5cm" svg:y="1.996cm">
            <draw:text-box>
              <text:p text:style-name="P4"><text:span text:style-name="T1">No test plan</text:span></text:p>
            </draw:text-box>
          </draw:frame>
        </draw:g>
        <draw:g>
          <draw:line draw:style-name="gr6" draw:text-style-name="P2" draw:layer="layout" svg:x1="13.25cm" svg:y1="4.333cm" svg:x2="13.25cm" svg:y2="6.499cm">
            <text:p/>
          </draw:line>
          <draw:frame draw:style-name="gr7" draw:text-style-name="P2" draw:layer="layout" svg:width="2.521cm" svg:height="0.799cm" svg:x="11.99cm" svg:y="5.018cm">
            <draw:text-box>
              <text:p text:style-name="P4"><text:span text:style-name="T2">Set test plan</text:span></text:p>
            </draw:text-box>
          </draw:frame>
        </draw:g>
        <draw:g>
          <draw:polyline draw:style-name="gr6" draw:text-style-name="P2" draw:layer="layout" svg:width="1.27cm" svg:height="4.5cm" svg:x="10.23cm" svg:y="3.167cm" svg:viewBox="0 0 1271 4501" draw:points="1271,4501 0,4501 0,0 1271,0">
            <text:p/>
          </draw:polyline>
          <draw:frame draw:style-name="gr7" draw:text-style-name="P2" draw:layer="layout" svg:width="2.117cm" svg:height="0.799cm" svg:x="9.172cm" svg:y="5.018cm">
            <draw:text-box>
              <text:p text:style-name="P4"><text:span text:style-name="T2">Reset</text:span></text:p>
            </draw:text-box>
          </draw:frame>
        </draw:g>
        <draw:g>
          <draw:line draw:style-name="gr6" draw:text-style-name="P2" draw:layer="layout" svg:x1="5.5cm" svg:y1="4.333cm" svg:x2="5.5cm" svg:y2="6.499cm">
            <text:p/>
          </draw:line>
          <draw:frame draw:style-name="gr7" draw:text-style-name="P2" draw:layer="layout" svg:width="2.117cm" svg:height="0.799cm" svg:x="4.442cm" svg:y="5.018cm">
            <draw:text-box>
              <text:p text:style-name="P4"><text:span text:style-name="T2">Start</text:span></text:p>
            </draw:text-box>
          </draw:frame>
        </draw:g>
        <draw:g>
          <draw:polyline draw:style-name="gr6" draw:text-style-name="P2" draw:layer="layout" svg:width="1.27cm" svg:height="4.5cm" svg:x="7.25cm" svg:y="3.167cm" svg:viewBox="0 0 1271 4501" draw:points="0,4501 1271,4501 1271,0 0,0">
            <text:p/>
          </draw:polyline>
          <draw:frame draw:style-name="gr7" draw:text-style-name="P2" draw:layer="layout" svg:width="2.117cm" svg:height="0.799cm" svg:x="7.462cm" svg:y="5.018cm">
            <draw:text-box>
              <text:p text:style-name="P4"><text:span text:style-name="T2">Stop</text:span></text:p>
            </draw:text-box>
          </draw:frame>
        </draw:g>
        <draw:g>
          <draw:polyline draw:style-name="gr6" draw:text-style-name="P2" draw:layer="layout" svg:width="4cm" svg:height="3.333cm" svg:x="9.25cm" svg:y="8.833cm" svg:viewBox="0 0 4001 3334" draw:points="4001,0 4001,2461 0,2461 0,3334">
            <text:p/>
          </draw:polyline>
          <draw:frame draw:style-name="gr7" draw:text-style-name="P2" draw:layer="layout" svg:width="2.117cm" svg:height="0.799cm" svg:x="10.986cm" svg:y="10.895cm">
            <draw:text-box>
              <text:p text:style-name="P4"><text:span text:style-name="T2">Run tests</text:span></text:p>
            </draw:text-box>
          </draw:frame>
        </draw:g>
        <draw:g>
          <draw:polyline draw:style-name="gr6" draw:text-style-name="P2" draw:layer="layout" svg:width="3.75cm" svg:height="3.333cm" svg:x="5.5cm" svg:y="8.833cm" svg:viewBox="0 0 3751 3334" draw:points="0,0 0,2461 3751,2461 3751,3334">
            <text:p/>
          </draw:polyline>
          <draw:frame draw:style-name="gr7" draw:text-style-name="P2" draw:layer="layout" svg:width="2.117cm" svg:height="0.799cm" svg:x="5.522cm" svg:y="10.895cm">
            <draw:text-box>
              <text:p text:style-name="P4"><text:span text:style-name="T2">Run tests</text:span></text:p>
            </draw:text-box>
          </draw:frame>
        </draw:g>
        <draw:g>
          <draw:line draw:style-name="gr6" draw:text-style-name="P2" draw:layer="layout" svg:x1="9.25cm" svg:y1="14.5cm" svg:x2="9.25cm" svg:y2="16.166cm">
            <text:p/>
          </draw:line>
          <draw:frame draw:style-name="gr7" draw:text-style-name="P2" draw:layer="layout" svg:width="2.117cm" svg:height="0.799cm" svg:x="8.192cm" svg:y="14.934cm">
            <draw:text-box>
              <text:p text:style-name="P4"><text:span text:style-name="T2">Verify</text:span></text:p>
            </draw:text-box>
          </draw:frame>
        </draw:g>
        <draw:g>
          <draw:polyline draw:style-name="gr6" draw:text-style-name="P2" draw:layer="layout" svg:width="5.27cm" svg:height="9.667cm" svg:x="11cm" svg:y="7.667cm" svg:viewBox="0 0 5271 9668" draw:points="0,9668 5271,9668 5271,0 4001,0">
            <text:p/>
          </draw:polyline>
          <draw:frame draw:style-name="gr7" draw:text-style-name="P2" draw:layer="layout" svg:width="3.33cm" svg:height="0.799cm" svg:x="14.605cm" svg:y="14.101cm">
            <draw:text-box>
              <text:p text:style-name="P4"><text:span text:style-name="T2">Done verification</text:span></text:p>
            </draw:text-box>
          </draw:frame>
        </draw:g>
        <draw:g>
          <draw:polyline draw:style-name="gr6" draw:text-style-name="P2" draw:layer="layout" svg:width="5.02cm" svg:height="9.667cm" svg:x="2.48cm" svg:y="7.667cm" svg:viewBox="0 0 5021 9668" draw:points="5021,9668 0,9668 0,0 1271,0">
            <text:p/>
          </draw:polyline>
          <draw:frame draw:style-name="gr7" draw:text-style-name="P2" draw:layer="layout" svg:width="3.33cm" svg:height="0.799cm" svg:x="0.815cm" svg:y="13.976cm">
            <draw:text-box>
              <text:p text:style-name="P4"><text:span text:style-name="T2">Done verification</text:span></text:p>
            </draw:text-box>
          </draw:frame>
        </draw:g>
      </draw:page>
      <draw:page draw:name="Stub test plan" draw:style-name="dp1" draw:master-page-name="PM1">
        <draw:g>
          <draw:polygon draw:style-name="gr1" draw:text-style-name="P1" draw:layer="layout" svg:width="3.043cm" svg:height="1.581cm" svg:x="1.229cm" svg:y="7.5cm" svg:viewBox="0 0 3044 1582" draw:points="0,1582 3044,1582 3044,0 0,0">
            <text:p/>
          </draw:polygon>
          <draw:polygon draw:style-name="gr2" draw:text-style-name="P2" draw:layer="layout" svg:width="3.043cm" svg:height="1.581cm" svg:x="1.229cm" svg:y="7.5cm" svg:viewBox="0 0 3044 1582" draw:points="0,1582 3044,1582 3044,0 0,0">
            <text:p/>
          </draw:polygon>
        </draw:g>
        <draw:g>
          <draw:g>
            <draw:polygon draw:style-name="gr1" draw:text-style-name="P1" draw:layer="layout" svg:width="3.043cm" svg:height="0.79cm" svg:x="1.229cm" svg:y="7.5cm" svg:viewBox="0 0 3044 791" draw:points="0,791 3044,791 3044,0 0,0">
              <text:p/>
            </draw:polygon>
            <draw:polygon draw:style-name="gr2" draw:text-style-name="P2" draw:layer="layout" svg:width="3.043cm" svg:height="0.79cm" svg:x="1.229cm" svg:y="7.5cm" svg:viewBox="0 0 3044 791" draw:points="0,791 3044,791 3044,0 0,0">
              <text:p/>
            </draw:polygon>
          </draw:g>
          <draw:frame draw:style-name="gr7" draw:text-style-name="P2" draw:layer="layout" svg:width="3.043cm" svg:height="0.799cm" svg:x="1.229cm" svg:y="7.496cm">
            <draw:text-box>
              <text:p text:style-name="P4"><text:span text:style-name="T3">(method, path)</text:span></text:p>
            </draw:text-box>
          </draw:frame>
        </draw:g>
        <draw:g>
          <draw:g>
            <draw:polygon draw:style-name="gr3" draw:text-style-name="P3" draw:layer="layout" svg:width="3.043cm" svg:height="0.79cm" svg:x="1.229cm" svg:y="8.29cm" svg:viewBox="0 0 3044 791" draw:points="0,791 3044,791 3044,0 0,0">
              <text:p/>
            </draw:polygon>
            <draw:polygon draw:style-name="gr2" draw:text-style-name="P2" draw:layer="layout" svg:width="3.043cm" svg:height="0.79cm" svg:x="1.229cm" svg:y="8.29cm" svg:viewBox="0 0 3044 791" draw:points="0,791 3044,791 3044,0 0,0">
              <text:p/>
            </draw:polygon>
          </draw:g>
          <draw:frame draw:style-name="gr7" draw:text-style-name="P2" draw:layer="layout" svg:width="3.043cm" svg:height="0.799cm" svg:x="1.229cm" svg:y="8.286cm">
            <draw:text-box>
              <text:p text:style-name="P5"><text:span text:style-name="T4">Set&lt;Pattern&gt;</text:span></text:p>
            </draw:text-box>
          </draw:frame>
        </draw:g>
        <draw:g>
          <draw:polygon draw:style-name="gr1" draw:text-style-name="P1" draw:layer="layout" svg:width="3.115cm" svg:height="1.581cm" svg:x="6.19cm" svg:y="7.5cm" svg:viewBox="0 0 3116 1582" draw:points="0,1582 3116,1582 3116,0 0,0">
            <text:p/>
          </draw:polygon>
          <draw:polygon draw:style-name="gr2" draw:text-style-name="P2" draw:layer="layout" svg:width="3.115cm" svg:height="1.581cm" svg:x="6.19cm" svg:y="7.5cm" svg:viewBox="0 0 3116 1582" draw:points="0,1582 3116,1582 3116,0 0,0">
            <text:p/>
          </draw:polygon>
        </draw:g>
        <draw:g>
          <draw:g>
            <draw:polygon draw:style-name="gr1" draw:text-style-name="P1" draw:layer="layout" svg:width="3.115cm" svg:height="0.79cm" svg:x="6.19cm" svg:y="7.5cm" svg:viewBox="0 0 3116 791" draw:points="0,791 3116,791 3116,0 0,0">
              <text:p/>
            </draw:polygon>
            <draw:polygon draw:style-name="gr2" draw:text-style-name="P2" draw:layer="layout" svg:width="3.115cm" svg:height="0.79cm" svg:x="6.19cm" svg:y="7.5cm" svg:viewBox="0 0 3116 791" draw:points="0,791 3116,791 3116,0 0,0">
              <text:p/>
            </draw:polygon>
          </draw:g>
          <draw:frame draw:style-name="gr7" draw:text-style-name="P2" draw:layer="layout" svg:width="3.115cm" svg:height="0.799cm" svg:x="6.19cm" svg:y="7.496cm">
            <draw:text-box>
              <text:p text:style-name="P4"><text:span text:style-name="T3">(method, body)</text:span></text:p>
            </draw:text-box>
          </draw:frame>
        </draw:g>
        <draw:g>
          <draw:g>
            <draw:polygon draw:style-name="gr3" draw:text-style-name="P3" draw:layer="layout" svg:width="3.115cm" svg:height="0.79cm" svg:x="6.19cm" svg:y="8.29cm" svg:viewBox="0 0 3116 791" draw:points="0,791 3116,791 3116,0 0,0">
              <text:p/>
            </draw:polygon>
            <draw:polygon draw:style-name="gr2" draw:text-style-name="P2" draw:layer="layout" svg:width="3.115cm" svg:height="0.79cm" svg:x="6.19cm" svg:y="8.29cm" svg:viewBox="0 0 3116 791" draw:points="0,791 3116,791 3116,0 0,0">
              <text:p/>
            </draw:polygon>
          </draw:g>
          <draw:frame draw:style-name="gr7" draw:text-style-name="P2" draw:layer="layout" svg:width="3.115cm" svg:height="0.799cm" svg:x="6.19cm" svg:y="8.286cm">
            <draw:text-box>
              <text:p text:style-name="P5"><text:span text:style-name="T4">Set&lt;Pattern&gt;</text:span></text:p>
            </draw:text-box>
          </draw:frame>
        </draw:g>
        <draw:g>
          <draw:polygon draw:style-name="gr1" draw:text-style-name="P1" draw:layer="layout" svg:width="3.642cm" svg:height="1.581cm" svg:x="10.925cm" svg:y="7.5cm" svg:viewBox="0 0 3643 1582" draw:points="0,1582 3643,1582 3643,0 0,0">
            <text:p/>
          </draw:polygon>
          <draw:polygon draw:style-name="gr2" draw:text-style-name="P2" draw:layer="layout" svg:width="3.642cm" svg:height="1.581cm" svg:x="10.925cm" svg:y="7.5cm" svg:viewBox="0 0 3643 1582" draw:points="0,1582 3643,1582 3643,0 0,0">
            <text:p/>
          </draw:polygon>
        </draw:g>
        <draw:g>
          <draw:g>
            <draw:polygon draw:style-name="gr1" draw:text-style-name="P1" draw:layer="layout" svg:width="3.642cm" svg:height="0.79cm" svg:x="10.925cm" svg:y="7.5cm" svg:viewBox="0 0 3643 791" draw:points="0,791 3643,791 3643,0 0,0">
              <text:p/>
            </draw:polygon>
            <draw:polygon draw:style-name="gr2" draw:text-style-name="P2" draw:layer="layout" svg:width="3.642cm" svg:height="0.79cm" svg:x="10.925cm" svg:y="7.5cm" svg:viewBox="0 0 3643 791" draw:points="0,791 3643,791 3643,0 0,0">
              <text:p/>
            </draw:polygon>
          </draw:g>
          <draw:frame draw:style-name="gr7" draw:text-style-name="P2" draw:layer="layout" svg:width="3.642cm" svg:height="0.799cm" svg:x="10.925cm" svg:y="7.496cm">
            <draw:text-box>
              <text:p text:style-name="P4"><text:span text:style-name="T3">(method, headers)</text:span></text:p>
            </draw:text-box>
          </draw:frame>
        </draw:g>
        <draw:g>
          <draw:g>
            <draw:polygon draw:style-name="gr3" draw:text-style-name="P3" draw:layer="layout" svg:width="3.642cm" svg:height="0.79cm" svg:x="10.925cm" svg:y="8.29cm" svg:viewBox="0 0 3643 791" draw:points="0,791 3643,791 3643,0 0,0">
              <text:p/>
            </draw:polygon>
            <draw:polygon draw:style-name="gr2" draw:text-style-name="P2" draw:layer="layout" svg:width="3.642cm" svg:height="0.79cm" svg:x="10.925cm" svg:y="8.29cm" svg:viewBox="0 0 3643 791" draw:points="0,791 3643,791 3643,0 0,0">
              <text:p/>
            </draw:polygon>
          </draw:g>
          <draw:frame draw:style-name="gr7" draw:text-style-name="P2" draw:layer="layout" svg:width="3.642cm" svg:height="0.799cm" svg:x="10.925cm" svg:y="8.286cm">
            <draw:text-box>
              <text:p text:style-name="P5"><text:span text:style-name="T4">Set&lt;Pattern&gt;</text:span></text:p>
            </draw:text-box>
          </draw:frame>
        </draw:g>
        <draw:g>
          <draw:polygon draw:style-name="gr1" draw:text-style-name="P1" draw:layer="layout" svg:width="2.632cm" svg:height="1.581cm" svg:x="16.427cm" svg:y="7.5cm" svg:viewBox="0 0 2633 1582" draw:points="0,1582 2633,1582 2633,0 0,0">
            <text:p/>
          </draw:polygon>
          <draw:polygon draw:style-name="gr2" draw:text-style-name="P2" draw:layer="layout" svg:width="2.632cm" svg:height="1.581cm" svg:x="16.427cm" svg:y="7.5cm" svg:viewBox="0 0 2633 1582" draw:points="0,1582 2633,1582 2633,0 0,0">
            <text:p/>
          </draw:polygon>
        </draw:g>
        <draw:g>
          <draw:g>
            <draw:polygon draw:style-name="gr1" draw:text-style-name="P1" draw:layer="layout" svg:width="2.632cm" svg:height="0.79cm" svg:x="16.427cm" svg:y="7.5cm" svg:viewBox="0 0 2633 791" draw:points="0,791 2633,791 2633,0 0,0">
              <text:p/>
            </draw:polygon>
            <draw:polygon draw:style-name="gr2" draw:text-style-name="P2" draw:layer="layout" svg:width="2.632cm" svg:height="0.79cm" svg:x="16.427cm" svg:y="7.5cm" svg:viewBox="0 0 2633 791" draw:points="0,791 2633,791 2633,0 0,0">
              <text:p/>
            </draw:polygon>
          </draw:g>
          <draw:frame draw:style-name="gr7" draw:text-style-name="P2" draw:layer="layout" svg:width="2.632cm" svg:height="0.799cm" svg:x="16.427cm" svg:y="7.496cm">
            <draw:text-box>
              <text:p text:style-name="P4"><text:span text:style-name="T3">(path, body)</text:span></text:p>
            </draw:text-box>
          </draw:frame>
        </draw:g>
        <draw:g>
          <draw:g>
            <draw:polygon draw:style-name="gr3" draw:text-style-name="P3" draw:layer="layout" svg:width="2.632cm" svg:height="0.79cm" svg:x="16.427cm" svg:y="8.29cm" svg:viewBox="0 0 2633 791" draw:points="0,791 2633,791 2633,0 0,0">
              <text:p/>
            </draw:polygon>
            <draw:polygon draw:style-name="gr2" draw:text-style-name="P2" draw:layer="layout" svg:width="2.632cm" svg:height="0.79cm" svg:x="16.427cm" svg:y="8.29cm" svg:viewBox="0 0 2633 791" draw:points="0,791 2633,791 2633,0 0,0">
              <text:p/>
            </draw:polygon>
          </draw:g>
          <draw:frame draw:style-name="gr7" draw:text-style-name="P2" draw:layer="layout" svg:width="2.632cm" svg:height="0.799cm" svg:x="16.427cm" svg:y="8.286cm">
            <draw:text-box>
              <text:p text:style-name="P5"><text:span text:style-name="T4">Set&lt;Pattern&gt;</text:span></text:p>
            </draw:text-box>
          </draw:frame>
        </draw:g>
        <draw:g>
          <draw:polygon draw:style-name="gr1" draw:text-style-name="P1" draw:layer="layout" svg:width="3.066cm" svg:height="1.581cm" svg:x="21.209cm" svg:y="7.5cm" svg:viewBox="0 0 3067 1582" draw:points="0,1582 3067,1582 3067,0 0,0">
            <text:p/>
          </draw:polygon>
          <draw:polygon draw:style-name="gr2" draw:text-style-name="P2" draw:layer="layout" svg:width="3.066cm" svg:height="1.581cm" svg:x="21.209cm" svg:y="7.5cm" svg:viewBox="0 0 3067 1582" draw:points="0,1582 3067,1582 3067,0 0,0">
            <text:p/>
          </draw:polygon>
        </draw:g>
        <draw:g>
          <draw:g>
            <draw:polygon draw:style-name="gr1" draw:text-style-name="P1" draw:layer="layout" svg:width="3.066cm" svg:height="0.79cm" svg:x="21.209cm" svg:y="7.5cm" svg:viewBox="0 0 3067 791" draw:points="0,791 3067,791 3067,0 0,0">
              <text:p/>
            </draw:polygon>
            <draw:polygon draw:style-name="gr2" draw:text-style-name="P2" draw:layer="layout" svg:width="3.066cm" svg:height="0.79cm" svg:x="21.209cm" svg:y="7.5cm" svg:viewBox="0 0 3067 791" draw:points="0,791 3067,791 3067,0 0,0">
              <text:p/>
            </draw:polygon>
          </draw:g>
          <draw:frame draw:style-name="gr7" draw:text-style-name="P2" draw:layer="layout" svg:width="3.066cm" svg:height="0.799cm" svg:x="21.209cm" svg:y="7.496cm">
            <draw:text-box>
              <text:p text:style-name="P4"><text:span text:style-name="T3">(path, headers)</text:span></text:p>
            </draw:text-box>
          </draw:frame>
        </draw:g>
        <draw:g>
          <draw:g>
            <draw:polygon draw:style-name="gr3" draw:text-style-name="P3" draw:layer="layout" svg:width="3.066cm" svg:height="0.79cm" svg:x="21.209cm" svg:y="8.29cm" svg:viewBox="0 0 3067 791" draw:points="0,791 3067,791 3067,0 0,0">
              <text:p/>
            </draw:polygon>
            <draw:polygon draw:style-name="gr2" draw:text-style-name="P2" draw:layer="layout" svg:width="3.066cm" svg:height="0.79cm" svg:x="21.209cm" svg:y="8.29cm" svg:viewBox="0 0 3067 791" draw:points="0,791 3067,791 3067,0 0,0">
              <text:p/>
            </draw:polygon>
          </draw:g>
          <draw:frame draw:style-name="gr7" draw:text-style-name="P2" draw:layer="layout" svg:width="3.066cm" svg:height="0.799cm" svg:x="21.209cm" svg:y="8.286cm">
            <draw:text-box>
              <text:p text:style-name="P5"><text:span text:style-name="T4">Set&lt;Pattern&gt;</text:span></text:p>
            </draw:text-box>
          </draw:frame>
        </draw:g>
        <draw:g>
          <draw:polygon draw:style-name="gr1" draw:text-style-name="P1" draw:layer="layout" svg:width="3.138cm" svg:height="1.581cm" svg:x="26.171cm" svg:y="7.5cm" svg:viewBox="0 0 3139 1582" draw:points="0,1582 3139,1582 3139,0 0,0">
            <text:p/>
          </draw:polygon>
          <draw:polygon draw:style-name="gr2" draw:text-style-name="P2" draw:layer="layout" svg:width="3.138cm" svg:height="1.581cm" svg:x="26.171cm" svg:y="7.5cm" svg:viewBox="0 0 3139 1582" draw:points="0,1582 3139,1582 3139,0 0,0">
            <text:p/>
          </draw:polygon>
        </draw:g>
        <draw:g>
          <draw:g>
            <draw:polygon draw:style-name="gr1" draw:text-style-name="P1" draw:layer="layout" svg:width="3.138cm" svg:height="0.79cm" svg:x="26.171cm" svg:y="7.5cm" svg:viewBox="0 0 3139 791" draw:points="0,791 3139,791 3139,0 0,0">
              <text:p/>
            </draw:polygon>
            <draw:polygon draw:style-name="gr2" draw:text-style-name="P2" draw:layer="layout" svg:width="3.138cm" svg:height="0.79cm" svg:x="26.171cm" svg:y="7.5cm" svg:viewBox="0 0 3139 791" draw:points="0,791 3139,791 3139,0 0,0">
              <text:p/>
            </draw:polygon>
          </draw:g>
          <draw:frame draw:style-name="gr7" draw:text-style-name="P2" draw:layer="layout" svg:width="3.138cm" svg:height="0.799cm" svg:x="26.171cm" svg:y="7.496cm">
            <draw:text-box>
              <text:p text:style-name="P4"><text:span text:style-name="T3">(body, headers)</text:span></text:p>
            </draw:text-box>
          </draw:frame>
        </draw:g>
        <draw:g>
          <draw:g>
            <draw:polygon draw:style-name="gr3" draw:text-style-name="P3" draw:layer="layout" svg:width="3.138cm" svg:height="0.79cm" svg:x="26.171cm" svg:y="8.29cm" svg:viewBox="0 0 3139 791" draw:points="0,791 3139,791 3139,0 0,0">
              <text:p/>
            </draw:polygon>
            <draw:polygon draw:style-name="gr2" draw:text-style-name="P2" draw:layer="layout" svg:width="3.138cm" svg:height="0.79cm" svg:x="26.171cm" svg:y="8.29cm" svg:viewBox="0 0 3139 791" draw:points="0,791 3139,791 3139,0 0,0">
              <text:p/>
            </draw:polygon>
          </draw:g>
          <draw:frame draw:style-name="gr7" draw:text-style-name="P2" draw:layer="layout" svg:width="3.138cm" svg:height="0.799cm" svg:x="26.171cm" svg:y="8.286cm">
            <draw:text-box>
              <text:p text:style-name="P5"><text:span text:style-name="T4">Set&lt;Pattern&gt;</text:span></text:p>
            </draw:text-box>
          </draw:frame>
        </draw:g>
        <draw:g>
          <draw:polygon draw:style-name="gr1" draw:text-style-name="P1" draw:layer="layout" svg:width="4.13cm" svg:height="1.581cm" svg:x="4.435cm" svg:y="12.581cm" svg:viewBox="0 0 4131 1582" draw:points="0,1582 4131,1582 4131,0 0,0">
            <text:p/>
          </draw:polygon>
          <draw:polygon draw:style-name="gr2" draw:text-style-name="P2" draw:layer="layout" svg:width="4.13cm" svg:height="1.581cm" svg:x="4.435cm" svg:y="12.581cm" svg:viewBox="0 0 4131 1582" draw:points="0,1582 4131,1582 4131,0 0,0">
            <text:p/>
          </draw:polygon>
        </draw:g>
        <draw:g>
          <draw:g>
            <draw:polygon draw:style-name="gr1" draw:text-style-name="P1" draw:layer="layout" svg:width="4.13cm" svg:height="0.79cm" svg:x="4.435cm" svg:y="12.581cm" svg:viewBox="0 0 4131 791" draw:points="0,791 4131,791 4131,0 0,0">
              <text:p/>
            </draw:polygon>
            <draw:polygon draw:style-name="gr2" draw:text-style-name="P2" draw:layer="layout" svg:width="4.13cm" svg:height="0.79cm" svg:x="4.435cm" svg:y="12.581cm" svg:viewBox="0 0 4131 791" draw:points="0,791 4131,791 4131,0 0,0">
              <text:p/>
            </draw:polygon>
          </draw:g>
          <draw:frame draw:style-name="gr7" draw:text-style-name="P2" draw:layer="layout" svg:width="4.13cm" svg:height="0.799cm" svg:x="4.435cm" svg:y="12.577cm">
            <draw:text-box>
              <text:p text:style-name="P4"><text:span text:style-name="T3">(method, path, body)</text:span></text:p>
            </draw:text-box>
          </draw:frame>
        </draw:g>
        <draw:g>
          <draw:g>
            <draw:polygon draw:style-name="gr3" draw:text-style-name="P3" draw:layer="layout" svg:width="4.13cm" svg:height="0.79cm" svg:x="4.435cm" svg:y="13.371cm" svg:viewBox="0 0 4131 791" draw:points="0,791 4131,791 4131,0 0,0">
              <text:p/>
            </draw:polygon>
            <draw:polygon draw:style-name="gr2" draw:text-style-name="P2" draw:layer="layout" svg:width="4.13cm" svg:height="0.79cm" svg:x="4.435cm" svg:y="13.371cm" svg:viewBox="0 0 4131 791" draw:points="0,791 4131,791 4131,0 0,0">
              <text:p/>
            </draw:polygon>
          </draw:g>
          <draw:frame draw:style-name="gr7" draw:text-style-name="P2" draw:layer="layout" svg:width="4.13cm" svg:height="0.799cm" svg:x="4.435cm" svg:y="13.367cm">
            <draw:text-box>
              <text:p text:style-name="P5"><text:span text:style-name="T4">Set&lt;Pattern&gt;</text:span></text:p>
            </draw:text-box>
          </draw:frame>
        </draw:g>
        <draw:g>
          <draw:polygon draw:style-name="gr1" draw:text-style-name="P1" draw:layer="layout" svg:width="4.153cm" svg:height="1.581cm" svg:x="9.674cm" svg:y="12.581cm" svg:viewBox="0 0 4154 1582" draw:points="0,1582 4154,1582 4154,0 0,0">
            <text:p/>
          </draw:polygon>
          <draw:polygon draw:style-name="gr2" draw:text-style-name="P2" draw:layer="layout" svg:width="4.153cm" svg:height="1.581cm" svg:x="9.674cm" svg:y="12.581cm" svg:viewBox="0 0 4154 1582" draw:points="0,1582 4154,1582 4154,0 0,0">
            <text:p/>
          </draw:polygon>
        </draw:g>
        <draw:g>
          <draw:g>
            <draw:polygon draw:style-name="gr1" draw:text-style-name="P1" draw:layer="layout" svg:width="4.153cm" svg:height="0.79cm" svg:x="9.674cm" svg:y="12.581cm" svg:viewBox="0 0 4154 791" draw:points="0,791 4154,791 4154,0 0,0">
              <text:p/>
            </draw:polygon>
            <draw:polygon draw:style-name="gr2" draw:text-style-name="P2" draw:layer="layout" svg:width="4.153cm" svg:height="0.79cm" svg:x="9.674cm" svg:y="12.581cm" svg:viewBox="0 0 4154 791" draw:points="0,791 4154,791 4154,0 0,0">
              <text:p/>
            </draw:polygon>
          </draw:g>
          <draw:frame draw:style-name="gr7" draw:text-style-name="P2" draw:layer="layout" svg:width="4.153cm" svg:height="0.799cm" svg:x="9.674cm" svg:y="12.577cm">
            <draw:text-box>
              <text:p text:style-name="P4"><text:span text:style-name="T3">(path, body, headers)</text:span></text:p>
            </draw:text-box>
          </draw:frame>
        </draw:g>
        <draw:g>
          <draw:g>
            <draw:polygon draw:style-name="gr3" draw:text-style-name="P3" draw:layer="layout" svg:width="4.153cm" svg:height="0.79cm" svg:x="9.674cm" svg:y="13.371cm" svg:viewBox="0 0 4154 791" draw:points="0,791 4154,791 4154,0 0,0">
              <text:p/>
            </draw:polygon>
            <draw:polygon draw:style-name="gr2" draw:text-style-name="P2" draw:layer="layout" svg:width="4.153cm" svg:height="0.79cm" svg:x="9.674cm" svg:y="13.371cm" svg:viewBox="0 0 4154 791" draw:points="0,791 4154,791 4154,0 0,0">
              <text:p/>
            </draw:polygon>
          </draw:g>
          <draw:frame draw:style-name="gr7" draw:text-style-name="P2" draw:layer="layout" svg:width="4.153cm" svg:height="0.799cm" svg:x="9.674cm" svg:y="13.367cm">
            <draw:text-box>
              <text:p text:style-name="P5"><text:span text:style-name="T4">Set&lt;Pattern&gt;</text:span></text:p>
            </draw:text-box>
          </draw:frame>
        </draw:g>
        <draw:g>
          <draw:polygon draw:style-name="gr1" draw:text-style-name="P1" draw:layer="layout" svg:width="4.657cm" svg:height="1.581cm" svg:x="14.672cm" svg:y="12.581cm" svg:viewBox="0 0 4658 1582" draw:points="0,1582 4658,1582 4658,0 0,0">
            <text:p/>
          </draw:polygon>
          <draw:polygon draw:style-name="gr2" draw:text-style-name="P2" draw:layer="layout" svg:width="4.657cm" svg:height="1.581cm" svg:x="14.672cm" svg:y="12.581cm" svg:viewBox="0 0 4658 1582" draw:points="0,1582 4658,1582 4658,0 0,0">
            <text:p/>
          </draw:polygon>
        </draw:g>
        <draw:g>
          <draw:g>
            <draw:polygon draw:style-name="gr1" draw:text-style-name="P1" draw:layer="layout" svg:width="4.657cm" svg:height="0.79cm" svg:x="14.672cm" svg:y="12.581cm" svg:viewBox="0 0 4658 791" draw:points="0,791 4658,791 4658,0 0,0">
              <text:p/>
            </draw:polygon>
            <draw:polygon draw:style-name="gr2" draw:text-style-name="P2" draw:layer="layout" svg:width="4.657cm" svg:height="0.79cm" svg:x="14.672cm" svg:y="12.581cm" svg:viewBox="0 0 4658 791" draw:points="0,791 4658,791 4658,0 0,0">
              <text:p/>
            </draw:polygon>
          </draw:g>
          <draw:frame draw:style-name="gr7" draw:text-style-name="P2" draw:layer="layout" svg:width="4.657cm" svg:height="0.799cm" svg:x="14.672cm" svg:y="12.577cm">
            <draw:text-box>
              <text:p text:style-name="P4"><text:span text:style-name="T3">(method, path, headers)</text:span></text:p>
            </draw:text-box>
          </draw:frame>
        </draw:g>
        <draw:g>
          <draw:g>
            <draw:polygon draw:style-name="gr3" draw:text-style-name="P3" draw:layer="layout" svg:width="4.657cm" svg:height="0.79cm" svg:x="14.672cm" svg:y="13.371cm" svg:viewBox="0 0 4658 791" draw:points="0,791 4658,791 4658,0 0,0">
              <text:p/>
            </draw:polygon>
            <draw:polygon draw:style-name="gr2" draw:text-style-name="P2" draw:layer="layout" svg:width="4.657cm" svg:height="0.79cm" svg:x="14.672cm" svg:y="13.371cm" svg:viewBox="0 0 4658 791" draw:points="0,791 4658,791 4658,0 0,0">
              <text:p/>
            </draw:polygon>
          </draw:g>
          <draw:frame draw:style-name="gr7" draw:text-style-name="P2" draw:layer="layout" svg:width="4.657cm" svg:height="0.799cm" svg:x="14.672cm" svg:y="13.367cm">
            <draw:text-box>
              <text:p text:style-name="P5"><text:span text:style-name="T4">Set&lt;Pattern&gt;</text:span></text:p>
            </draw:text-box>
          </draw:frame>
        </draw:g>
        <draw:g>
          <draw:polygon draw:style-name="gr1" draw:text-style-name="P1" draw:layer="layout" svg:width="4.729cm" svg:height="1.581cm" svg:x="19.885cm" svg:y="12.581cm" svg:viewBox="0 0 4730 1582" draw:points="0,1582 4730,1582 4730,0 0,0">
            <text:p/>
          </draw:polygon>
          <draw:polygon draw:style-name="gr2" draw:text-style-name="P2" draw:layer="layout" svg:width="4.729cm" svg:height="1.581cm" svg:x="19.885cm" svg:y="12.581cm" svg:viewBox="0 0 4730 1582" draw:points="0,1582 4730,1582 4730,0 0,0">
            <text:p/>
          </draw:polygon>
        </draw:g>
        <draw:g>
          <draw:g>
            <draw:polygon draw:style-name="gr1" draw:text-style-name="P1" draw:layer="layout" svg:width="4.729cm" svg:height="0.79cm" svg:x="19.885cm" svg:y="12.581cm" svg:viewBox="0 0 4730 791" draw:points="0,791 4730,791 4730,0 0,0">
              <text:p/>
            </draw:polygon>
            <draw:polygon draw:style-name="gr2" draw:text-style-name="P2" draw:layer="layout" svg:width="4.729cm" svg:height="0.79cm" svg:x="19.885cm" svg:y="12.581cm" svg:viewBox="0 0 4730 791" draw:points="0,791 4730,791 4730,0 0,0">
              <text:p/>
            </draw:polygon>
          </draw:g>
          <draw:frame draw:style-name="gr7" draw:text-style-name="P2" draw:layer="layout" svg:width="4.729cm" svg:height="0.799cm" svg:x="19.885cm" svg:y="12.577cm">
            <draw:text-box>
              <text:p text:style-name="P4"><text:span text:style-name="T3">(method, body, headers)</text:span></text:p>
            </draw:text-box>
          </draw:frame>
        </draw:g>
        <draw:g>
          <draw:g>
            <draw:polygon draw:style-name="gr3" draw:text-style-name="P3" draw:layer="layout" svg:width="4.729cm" svg:height="0.79cm" svg:x="19.885cm" svg:y="13.371cm" svg:viewBox="0 0 4730 791" draw:points="0,791 4730,791 4730,0 0,0">
              <text:p/>
            </draw:polygon>
            <draw:polygon draw:style-name="gr2" draw:text-style-name="P2" draw:layer="layout" svg:width="4.729cm" svg:height="0.79cm" svg:x="19.885cm" svg:y="13.371cm" svg:viewBox="0 0 4730 791" draw:points="0,791 4730,791 4730,0 0,0">
              <text:p/>
            </draw:polygon>
          </draw:g>
          <draw:frame draw:style-name="gr7" draw:text-style-name="P2" draw:layer="layout" svg:width="4.729cm" svg:height="0.799cm" svg:x="19.885cm" svg:y="13.367cm">
            <draw:text-box>
              <text:p text:style-name="P5"><text:span text:style-name="T4">Set&lt;Pattern&gt;</text:span></text:p>
            </draw:text-box>
          </draw:frame>
        </draw:g>
        <draw:line draw:style-name="gr8" draw:text-style-name="P2" draw:layer="layout" svg:x1="7.185cm" svg:y1="4cm" svg:x2="2.75cm" svg:y2="7.501cm">
          <text:p/>
        </draw:line>
        <draw:line draw:style-name="gr8" draw:text-style-name="P2" draw:layer="layout" svg:x1="7.184cm" svg:y1="4cm" svg:x2="7.749cm" svg:y2="7.501cm">
          <text:p/>
        </draw:line>
        <draw:line draw:style-name="gr8" draw:text-style-name="P2" draw:layer="layout" svg:x1="7.184cm" svg:y1="4cm" svg:x2="12.747cm" svg:y2="7.501cm">
          <text:p/>
        </draw:line>
        <draw:line draw:style-name="gr9" draw:text-style-name="P2" draw:layer="layout" svg:x1="12.747cm" svg:y1="4cm" svg:x2="2.75cm" svg:y2="7.501cm">
          <text:p/>
        </draw:line>
        <draw:line draw:style-name="gr9" draw:text-style-name="P2" draw:layer="layout" svg:x1="12.746cm" svg:y1="4cm" svg:x2="17.745cm" svg:y2="7.501cm">
          <text:p/>
        </draw:line>
        <draw:line draw:style-name="gr9" draw:text-style-name="P2" draw:layer="layout" svg:x1="12.746cm" svg:y1="4cm" svg:x2="22.743cm" svg:y2="7.501cm">
          <text:p/>
        </draw:line>
        <draw:line draw:style-name="gr10" draw:text-style-name="P2" draw:layer="layout" svg:x1="18.309cm" svg:y1="4cm" svg:x2="7.748cm" svg:y2="7.501cm">
          <text:p/>
        </draw:line>
        <draw:line draw:style-name="gr10" draw:text-style-name="P2" draw:layer="layout" svg:x1="18.309cm" svg:y1="4cm" svg:x2="17.744cm" svg:y2="7.501cm">
          <text:p/>
        </draw:line>
        <draw:line draw:style-name="gr10" draw:text-style-name="P2" draw:layer="layout" svg:x1="18.308cm" svg:y1="4cm" svg:x2="27.741cm" svg:y2="7.501cm">
          <text:p/>
        </draw:line>
        <draw:line draw:style-name="gr11" draw:text-style-name="P2" draw:layer="layout" svg:x1="23.871cm" svg:y1="4cm" svg:x2="12.746cm" svg:y2="7.501cm">
          <text:p/>
        </draw:line>
        <draw:line draw:style-name="gr11" draw:text-style-name="P2" draw:layer="layout" svg:x1="23.871cm" svg:y1="4cm" svg:x2="22.742cm" svg:y2="7.501cm">
          <text:p/>
        </draw:line>
        <draw:line draw:style-name="gr11" draw:text-style-name="P2" draw:layer="layout" svg:x1="23.87cm" svg:y1="4cm" svg:x2="27.741cm" svg:y2="7.501cm">
          <text:p/>
        </draw:line>
        <draw:line draw:style-name="gr8" draw:text-style-name="P2" draw:layer="layout" svg:x1="6.5cm" svg:y1="14.161cm" svg:x2="15.873cm" svg:y2="18.211cm">
          <text:p/>
        </draw:line>
        <draw:line draw:style-name="gr8" draw:text-style-name="P2" draw:layer="layout" svg:x1="11.75cm" svg:y1="14.161cm" svg:x2="15.873cm" svg:y2="18.211cm">
          <text:p/>
        </draw:line>
        <draw:line draw:style-name="gr8" draw:text-style-name="P2" draw:layer="layout" svg:x1="17.001cm" svg:y1="14.161cm" svg:x2="15.872cm" svg:y2="18.211cm">
          <text:p/>
        </draw:line>
        <draw:line draw:style-name="gr8" draw:text-style-name="P2" draw:layer="layout" svg:x1="22.251cm" svg:y1="14.161cm" svg:x2="15.872cm" svg:y2="18.211cm">
          <text:p/>
        </draw:line>
        <draw:line draw:style-name="gr8" draw:text-style-name="P2" draw:layer="layout" svg:x1="2.75cm" svg:y1="9.081cm" svg:x2="6.501cm" svg:y2="12.582cm">
          <text:p/>
        </draw:line>
        <draw:line draw:style-name="gr8" draw:text-style-name="P2" draw:layer="layout" svg:x1="2.75cm" svg:y1="9.081cm" svg:x2="17.001cm" svg:y2="12.582cm">
          <text:p/>
        </draw:line>
        <draw:line draw:style-name="gr9" draw:text-style-name="P2" draw:layer="layout" svg:x1="7.749cm" svg:y1="9.081cm" svg:x2="6.5cm" svg:y2="12.582cm">
          <text:p/>
        </draw:line>
        <draw:line draw:style-name="gr9" draw:text-style-name="P2" draw:layer="layout" svg:x1="7.748cm" svg:y1="9.081cm" svg:x2="22.251cm" svg:y2="12.582cm">
          <text:p/>
        </draw:line>
        <draw:line draw:style-name="gr10" draw:text-style-name="P2" draw:layer="layout" svg:x1="12.746cm" svg:y1="9.081cm" svg:x2="17.001cm" svg:y2="12.582cm">
          <text:p/>
        </draw:line>
        <draw:line draw:style-name="gr10" draw:text-style-name="P2" draw:layer="layout" svg:x1="12.746cm" svg:y1="9.081cm" svg:x2="22.251cm" svg:y2="12.582cm">
          <text:p/>
        </draw:line>
        <draw:line draw:style-name="gr11" draw:text-style-name="P2" draw:layer="layout" svg:x1="17.745cm" svg:y1="9.081cm" svg:x2="6.5cm" svg:y2="12.582cm">
          <text:p/>
        </draw:line>
        <draw:line draw:style-name="gr11" draw:text-style-name="P2" draw:layer="layout" svg:x1="17.745cm" svg:y1="9.081cm" svg:x2="11.75cm" svg:y2="12.582cm">
          <text:p/>
        </draw:line>
        <draw:g>
          <draw:polygon draw:style-name="gr1" draw:text-style-name="P1" draw:layer="layout" svg:width="2.632cm" svg:height="1.581cm" svg:x="5.868cm" svg:y="2.419cm" svg:viewBox="0 0 2633 1582" draw:points="0,1582 2633,1582 2633,0 0,0">
            <text:p/>
          </draw:polygon>
          <draw:polygon draw:style-name="gr2" draw:text-style-name="P2" draw:layer="layout" svg:width="2.632cm" svg:height="1.581cm" svg:x="5.868cm" svg:y="2.419cm" svg:viewBox="0 0 2633 1582" draw:points="0,1582 2633,1582 2633,0 0,0">
            <text:p/>
          </draw:polygon>
        </draw:g>
        <draw:g>
          <draw:g>
            <draw:polygon draw:style-name="gr1" draw:text-style-name="P1" draw:layer="layout" svg:width="2.632cm" svg:height="0.79cm" svg:x="5.868cm" svg:y="2.419cm" svg:viewBox="0 0 2633 791" draw:points="0,791 2633,791 2633,0 0,0">
              <text:p/>
            </draw:polygon>
            <draw:polygon draw:style-name="gr2" draw:text-style-name="P2" draw:layer="layout" svg:width="2.632cm" svg:height="0.79cm" svg:x="5.868cm" svg:y="2.419cm" svg:viewBox="0 0 2633 791" draw:points="0,791 2633,791 2633,0 0,0">
              <text:p/>
            </draw:polygon>
          </draw:g>
          <draw:frame draw:style-name="gr7" draw:text-style-name="P2" draw:layer="layout" svg:width="2.632cm" svg:height="0.799cm" svg:x="5.868cm" svg:y="2.415cm">
            <draw:text-box>
              <text:p text:style-name="P4"><text:span text:style-name="T3">(method)</text:span></text:p>
            </draw:text-box>
          </draw:frame>
        </draw:g>
        <draw:g>
          <draw:g>
            <draw:polygon draw:style-name="gr3" draw:text-style-name="P3" draw:layer="layout" svg:width="2.632cm" svg:height="0.79cm" svg:x="5.868cm" svg:y="3.21cm" svg:viewBox="0 0 2633 791" draw:points="0,791 2633,791 2633,0 0,0">
              <text:p/>
            </draw:polygon>
            <draw:polygon draw:style-name="gr2" draw:text-style-name="P2" draw:layer="layout" svg:width="2.632cm" svg:height="0.79cm" svg:x="5.868cm" svg:y="3.21cm" svg:viewBox="0 0 2633 791" draw:points="0,791 2633,791 2633,0 0,0">
              <text:p/>
            </draw:polygon>
          </draw:g>
          <draw:frame draw:style-name="gr7" draw:text-style-name="P2" draw:layer="layout" svg:width="2.632cm" svg:height="0.799cm" svg:x="5.868cm" svg:y="3.206cm">
            <draw:text-box>
              <text:p text:style-name="P5"><text:span text:style-name="T4">Set&lt;Pattern&gt;</text:span></text:p>
            </draw:text-box>
          </draw:frame>
        </draw:g>
        <draw:g>
          <draw:polygon draw:style-name="gr1" draw:text-style-name="P1" draw:layer="layout" svg:width="2.632cm" svg:height="1.581cm" svg:x="11.43cm" svg:y="2.419cm" svg:viewBox="0 0 2633 1582" draw:points="0,1582 2633,1582 2633,0 0,0">
            <text:p/>
          </draw:polygon>
          <draw:polygon draw:style-name="gr2" draw:text-style-name="P2" draw:layer="layout" svg:width="2.632cm" svg:height="1.581cm" svg:x="11.43cm" svg:y="2.419cm" svg:viewBox="0 0 2633 1582" draw:points="0,1582 2633,1582 2633,0 0,0">
            <text:p/>
          </draw:polygon>
        </draw:g>
        <draw:g>
          <draw:g>
            <draw:polygon draw:style-name="gr1" draw:text-style-name="P1" draw:layer="layout" svg:width="2.632cm" svg:height="0.79cm" svg:x="11.43cm" svg:y="2.419cm" svg:viewBox="0 0 2633 791" draw:points="0,791 2633,791 2633,0 0,0">
              <text:p/>
            </draw:polygon>
            <draw:polygon draw:style-name="gr2" draw:text-style-name="P2" draw:layer="layout" svg:width="2.632cm" svg:height="0.79cm" svg:x="11.43cm" svg:y="2.419cm" svg:viewBox="0 0 2633 791" draw:points="0,791 2633,791 2633,0 0,0">
              <text:p/>
            </draw:polygon>
          </draw:g>
          <draw:frame draw:style-name="gr7" draw:text-style-name="P2" draw:layer="layout" svg:width="2.632cm" svg:height="0.799cm" svg:x="11.43cm" svg:y="2.415cm">
            <draw:text-box>
              <text:p text:style-name="P4"><text:span text:style-name="T3">(path)</text:span></text:p>
            </draw:text-box>
          </draw:frame>
        </draw:g>
        <draw:g>
          <draw:g>
            <draw:polygon draw:style-name="gr3" draw:text-style-name="P3" draw:layer="layout" svg:width="2.632cm" svg:height="0.79cm" svg:x="11.43cm" svg:y="3.21cm" svg:viewBox="0 0 2633 791" draw:points="0,791 2633,791 2633,0 0,0">
              <text:p/>
            </draw:polygon>
            <draw:polygon draw:style-name="gr2" draw:text-style-name="P2" draw:layer="layout" svg:width="2.632cm" svg:height="0.79cm" svg:x="11.43cm" svg:y="3.21cm" svg:viewBox="0 0 2633 791" draw:points="0,791 2633,791 2633,0 0,0">
              <text:p/>
            </draw:polygon>
          </draw:g>
          <draw:frame draw:style-name="gr7" draw:text-style-name="P2" draw:layer="layout" svg:width="2.632cm" svg:height="0.799cm" svg:x="11.43cm" svg:y="3.206cm">
            <draw:text-box>
              <text:p text:style-name="P5"><text:span text:style-name="T4">Set&lt;Pattern&gt;</text:span></text:p>
            </draw:text-box>
          </draw:frame>
        </draw:g>
        <draw:g>
          <draw:polygon draw:style-name="gr1" draw:text-style-name="P1" draw:layer="layout" svg:width="2.632cm" svg:height="1.581cm" svg:x="16.992cm" svg:y="2.419cm" svg:viewBox="0 0 2633 1582" draw:points="0,1582 2633,1582 2633,0 0,0">
            <text:p/>
          </draw:polygon>
          <draw:polygon draw:style-name="gr2" draw:text-style-name="P2" draw:layer="layout" svg:width="2.632cm" svg:height="1.581cm" svg:x="16.992cm" svg:y="2.419cm" svg:viewBox="0 0 2633 1582" draw:points="0,1582 2633,1582 2633,0 0,0">
            <text:p/>
          </draw:polygon>
        </draw:g>
        <draw:g>
          <draw:g>
            <draw:polygon draw:style-name="gr1" draw:text-style-name="P1" draw:layer="layout" svg:width="2.632cm" svg:height="0.79cm" svg:x="16.992cm" svg:y="2.419cm" svg:viewBox="0 0 2633 791" draw:points="0,791 2633,791 2633,0 0,0">
              <text:p/>
            </draw:polygon>
            <draw:polygon draw:style-name="gr2" draw:text-style-name="P2" draw:layer="layout" svg:width="2.632cm" svg:height="0.79cm" svg:x="16.992cm" svg:y="2.419cm" svg:viewBox="0 0 2633 791" draw:points="0,791 2633,791 2633,0 0,0">
              <text:p/>
            </draw:polygon>
          </draw:g>
          <draw:frame draw:style-name="gr7" draw:text-style-name="P2" draw:layer="layout" svg:width="2.632cm" svg:height="0.799cm" svg:x="16.992cm" svg:y="2.415cm">
            <draw:text-box>
              <text:p text:style-name="P4"><text:span text:style-name="T3">(body)</text:span></text:p>
            </draw:text-box>
          </draw:frame>
        </draw:g>
        <draw:g>
          <draw:g>
            <draw:polygon draw:style-name="gr3" draw:text-style-name="P3" draw:layer="layout" svg:width="2.632cm" svg:height="0.79cm" svg:x="16.992cm" svg:y="3.21cm" svg:viewBox="0 0 2633 791" draw:points="0,791 2633,791 2633,0 0,0">
              <text:p/>
            </draw:polygon>
            <draw:polygon draw:style-name="gr2" draw:text-style-name="P2" draw:layer="layout" svg:width="2.632cm" svg:height="0.79cm" svg:x="16.992cm" svg:y="3.21cm" svg:viewBox="0 0 2633 791" draw:points="0,791 2633,791 2633,0 0,0">
              <text:p/>
            </draw:polygon>
          </draw:g>
          <draw:frame draw:style-name="gr7" draw:text-style-name="P2" draw:layer="layout" svg:width="2.632cm" svg:height="0.799cm" svg:x="16.992cm" svg:y="3.206cm">
            <draw:text-box>
              <text:p text:style-name="P5"><text:span text:style-name="T4">Set&lt;Pattern&gt;</text:span></text:p>
            </draw:text-box>
          </draw:frame>
        </draw:g>
        <draw:g>
          <draw:polygon draw:style-name="gr1" draw:text-style-name="P1" draw:layer="layout" svg:width="2.632cm" svg:height="1.581cm" svg:x="22.554cm" svg:y="2.419cm" svg:viewBox="0 0 2633 1582" draw:points="0,1582 2633,1582 2633,0 0,0">
            <text:p/>
          </draw:polygon>
          <draw:polygon draw:style-name="gr2" draw:text-style-name="P2" draw:layer="layout" svg:width="2.632cm" svg:height="1.581cm" svg:x="22.554cm" svg:y="2.419cm" svg:viewBox="0 0 2633 1582" draw:points="0,1582 2633,1582 2633,0 0,0">
            <text:p/>
          </draw:polygon>
        </draw:g>
        <draw:g>
          <draw:g>
            <draw:polygon draw:style-name="gr1" draw:text-style-name="P1" draw:layer="layout" svg:width="2.632cm" svg:height="0.79cm" svg:x="22.554cm" svg:y="2.419cm" svg:viewBox="0 0 2633 791" draw:points="0,791 2633,791 2633,0 0,0">
              <text:p/>
            </draw:polygon>
            <draw:polygon draw:style-name="gr2" draw:text-style-name="P2" draw:layer="layout" svg:width="2.632cm" svg:height="0.79cm" svg:x="22.554cm" svg:y="2.419cm" svg:viewBox="0 0 2633 791" draw:points="0,791 2633,791 2633,0 0,0">
              <text:p/>
            </draw:polygon>
          </draw:g>
          <draw:frame draw:style-name="gr7" draw:text-style-name="P2" draw:layer="layout" svg:width="2.632cm" svg:height="0.799cm" svg:x="22.554cm" svg:y="2.415cm">
            <draw:text-box>
              <text:p text:style-name="P4"><text:span text:style-name="T3">(headers)</text:span></text:p>
            </draw:text-box>
          </draw:frame>
        </draw:g>
        <draw:g>
          <draw:g>
            <draw:polygon draw:style-name="gr3" draw:text-style-name="P3" draw:layer="layout" svg:width="2.632cm" svg:height="0.79cm" svg:x="22.554cm" svg:y="3.21cm" svg:viewBox="0 0 2633 791" draw:points="0,791 2633,791 2633,0 0,0">
              <text:p/>
            </draw:polygon>
            <draw:polygon draw:style-name="gr2" draw:text-style-name="P2" draw:layer="layout" svg:width="2.632cm" svg:height="0.79cm" svg:x="22.554cm" svg:y="3.21cm" svg:viewBox="0 0 2633 791" draw:points="0,791 2633,791 2633,0 0,0">
              <text:p/>
            </draw:polygon>
          </draw:g>
          <draw:frame draw:style-name="gr7" draw:text-style-name="P2" draw:layer="layout" svg:width="2.632cm" svg:height="0.799cm" svg:x="22.554cm" svg:y="3.206cm">
            <draw:text-box>
              <text:p text:style-name="P5"><text:span text:style-name="T4">Set&lt;Pattern&gt;</text:span></text:p>
            </draw:text-box>
          </draw:frame>
        </draw:g>
        <draw:g>
          <draw:polygon draw:style-name="gr1" draw:text-style-name="P1" draw:layer="layout" svg:width="5.744cm" svg:height="1.581cm" svg:x="13cm" svg:y="18.21cm" svg:viewBox="0 0 5745 1582" draw:points="0,1582 5745,1582 5745,0 0,0">
            <text:p/>
          </draw:polygon>
          <draw:polygon draw:style-name="gr2" draw:text-style-name="P2" draw:layer="layout" svg:width="5.744cm" svg:height="1.581cm" svg:x="13cm" svg:y="18.21cm" svg:viewBox="0 0 5745 1582" draw:points="0,1582 5745,1582 5745,0 0,0">
            <text:p/>
          </draw:polygon>
        </draw:g>
        <draw:g>
          <draw:g>
            <draw:polygon draw:style-name="gr1" draw:text-style-name="P1" draw:layer="layout" svg:width="5.744cm" svg:height="0.79cm" svg:x="13cm" svg:y="18.21cm" svg:viewBox="0 0 5745 791" draw:points="0,791 5745,791 5745,0 0,0">
              <text:p/>
            </draw:polygon>
            <draw:polygon draw:style-name="gr2" draw:text-style-name="P2" draw:layer="layout" svg:width="5.744cm" svg:height="0.79cm" svg:x="13cm" svg:y="18.21cm" svg:viewBox="0 0 5745 791" draw:points="0,791 5745,791 5745,0 0,0">
              <text:p/>
            </draw:polygon>
          </draw:g>
          <draw:frame draw:style-name="gr7" draw:text-style-name="P2" draw:layer="layout" svg:width="5.744cm" svg:height="0.799cm" svg:x="13cm" svg:y="18.206cm">
            <draw:text-box>
              <text:p text:style-name="P4"><text:span text:style-name="T3">(method, path, body, headers)</text:span></text:p>
            </draw:text-box>
          </draw:frame>
        </draw:g>
        <draw:g>
          <draw:g>
            <draw:polygon draw:style-name="gr3" draw:text-style-name="P3" draw:layer="layout" svg:width="5.744cm" svg:height="0.79cm" svg:x="13cm" svg:y="19cm" svg:viewBox="0 0 5745 791" draw:points="0,791 5745,791 5745,0 0,0">
              <text:p/>
            </draw:polygon>
            <draw:polygon draw:style-name="gr2" draw:text-style-name="P2" draw:layer="layout" svg:width="5.744cm" svg:height="0.79cm" svg:x="13cm" svg:y="19cm" svg:viewBox="0 0 5745 791" draw:points="0,791 5745,791 5745,0 0,0">
              <text:p/>
            </draw:polygon>
          </draw:g>
          <draw:frame draw:style-name="gr7" draw:text-style-name="P2" draw:layer="layout" svg:width="5.744cm" svg:height="0.799cm" svg:x="13cm" svg:y="18.996cm">
            <draw:text-box>
              <text:p text:style-name="P5"><text:span text:style-name="T4">Set&lt;Pattern&gt;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creator>Tashoyan, Arseniy</dc:creator>
    <dc:date>2016-10-26T07:53:01Z</dc:date>
    <dc:description/>
    <dc:language>en-US</dc:language>
    <dc:subject/>
    <dc:title/>
    <meta:creation-date>2016-10-24T08:38:24Z</meta:creation-date>
    <meta:initial-creator>Tashoyan, Arseniy</meta:initial-creator>
    <meta:keyword/>
    <meta:generator>LibreOffice/5.2.1.2$Windows_x86 LibreOffice_project/31dd62db80d4e60af04904455ec9c9219178d620</meta:generator>
    <meta:document-statistic meta:object-count="294"/>
    <meta:user-defined meta:name="category"/>
    <meta:user-defined meta:name="company">Hewlett Packard</meta:user-defined>
    <meta:template xlink:type="simple" xlink:actuate="onRequest" xlink:title="USTAME_M.VSTX" xlink:href=""/>
  </office:meta>
</office:document-meta>
</file>